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fo:font-size="14pt" fo:font-weight="bold" officeooo:paragraph-rsid="001f0983" style:font-size-asian="14pt" style:font-weight-asian="bold" style:font-size-complex="14pt" style:font-weight-complex="bold"/>
    </style:style>
    <style:style style:name="P2" style:family="paragraph" style:parent-style-name="Standard">
      <style:paragraph-properties fo:margin-left="0cm" fo:margin-right="0cm" fo:text-indent="0cm" style:auto-text-indent="false"/>
      <style:text-properties fo:font-size="14pt" officeooo:paragraph-rsid="001f0983" style:font-size-asian="14pt" style:font-size-complex="14pt"/>
    </style:style>
    <style:style style:name="T1" style:family="text">
      <style:text-properties officeooo:rsid="001f098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 <text:span text:style-name="T1">задание</text:span></text:p>
      <text:p text:style-name="P2">Реализовать 2 Web-приложения, которые общаются между собой используя HTTP запросы. В первом приложении реализовать метод GET (без параметров), который возвращает коллекцию объектов (id (целочисленный), name (строковый), description (строковый)). Во втором приложении реализовать метод GET, который получает значения из первого приложения. Продемонстрировать работу приложения либо с помощью Swagger, либо с помощью PostMan. </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0T21:11:17.570000000</meta:creation-date>
    <dc:date>2024-06-10T21:11:46.793000000</dc:date>
    <meta:editing-duration>PT29S</meta:editing-duration>
    <meta:editing-cycles>1</meta:editing-cycles>
    <meta:document-statistic meta:table-count="0" meta:image-count="0" meta:object-count="0" meta:page-count="1" meta:paragraph-count="2" meta:word-count="53" meta:character-count="434" meta:non-whitespace-character-count="382"/>
    <meta:generator>LibreOffice/7.6.3.2$Windows_X86_64 LibreOffice_project/29d686fea9f6705b262d369fede658f824154cc0</meta:generator>
  </office:meta>
</office:document-meta>
</file>